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(AH) Manal High" svg:font-family="'(AH) Manal High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07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6.329cm"/>
    </style:style>
    <style:style style:name="co4" style:family="table-column">
      <style:table-column-properties fo:break-before="auto" style:column-width="8.2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256cm" fo:break-before="auto" style:use-optimal-row-height="false"/>
    </style:style>
    <style:style style:name="ro6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cm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 style:writing-mode="rl-tb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cm" style:writing-mode="rl-tb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cm" style:writing-mode="rl-tb"/>
      <style:text-properties style:font-name="(AH) Manal High" fo:font-size="13pt" fo:font-weight="bold" style:font-size-asian="13pt" style:font-weight-asian="bold" style:font-name-complex="(AH) Manal High" style:font-size-complex="13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cm" style:writing-mode="rl-tb"/>
      <style:text-properties style:font-name="(AH) Manal High" fo:font-size="12pt" fo:font-weight="bold" style:font-size-asian="12pt" style:font-weight-asian="bold" style:font-name-complex="(AH) Manal High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 style:writing-mode="rl-tb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 style:writing-mode="rl-tb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-ranges="Sheet1.B3:Sheet1.D2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5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urriculum Vitae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covered-table-cell table:number-columns-repeated="3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Personnel Information</text:p>
          </table:table-cell>
          <table:covered-table-cell table:style-name="ce7"/>
          <table:covered-table-cell table:style-name="ce9"/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Name:</text:p>
          </table:table-cell>
          <table:table-cell table:style-name="ce4" office:value-type="string" calcext:value-type="string">
            <text:p>Faris Shabbab Alhodali</text:p>
          </table:table-cell>
          <table:table-cell table:style-name="ce10" office:value-type="string" calcext:value-type="string">
            <text:p>الاسم: فارس شباب الهذلي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Nationality</text:p>
          </table:table-cell>
          <table:table-cell table:style-name="ce4" office:value-type="string" calcext:value-type="string">
            <text:p>KSA</text:p>
          </table:table-cell>
          <table:table-cell table:style-name="ce10" office:value-type="string" calcext:value-type="string">
            <text:p>الجنسية: السعودية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Marital Status</text:p>
          </table:table-cell>
          <table:table-cell table:style-name="ce4" office:value-type="string" calcext:value-type="string">
            <text:p>Married</text:p>
          </table:table-cell>
          <table:table-cell table:style-name="ce10" office:value-type="string" calcext:value-type="string">
            <text:p>الحالة الاجتماعية: متزوج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ID No.</text:p>
          </table:table-cell>
          <table:table-cell table:style-name="ce4" office:value-type="float" office:value="1014359069" calcext:value-type="float">
            <text:p>1014359069</text:p>
          </table:table-cell>
          <table:table-cell table:style-name="ce10" office:value-type="string" calcext:value-type="string">
            <text:p>رقم الهوية: 1014359069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string" calcext:value-type="string">
            <text:p>ID Date:</text:p>
          </table:table-cell>
          <table:table-cell table:style-name="ce4" office:value-type="string" calcext:value-type="string">
            <text:p>29-02-1417</text:p>
          </table:table-cell>
          <table:table-cell table:style-name="ce10" office:value-type="string" calcext:value-type="string">
            <text:p>تاريخ الهوية: 29-02-1417 هـ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Qualifications:</text:p>
          </table:table-cell>
          <table:covered-table-cell table:style-name="ce7"/>
          <table:covered-table-cell table:style-name="ce10"/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 table:number-columns-spanned="2" table:number-rows-spanned="1">
            <text:p>High school – Natural science – graduation in 2003</text:p>
          </table:table-cell>
          <table:covered-table-cell table:style-name="ce4"/>
          <table:table-cell table:style-name="ce11" office:value-type="string" calcext:value-type="string">
            <text:p>ثانوية عامة علوم طبيعية – 1420 بمعدل 80%</text:p>
          </table:table-cell>
          <table:table-cell table:number-columns-repeated="1020"/>
        </table:table-row>
        <table:table-row table:style-name="ro5">
          <table:table-cell/>
          <table:table-cell table:style-name="ce4" office:value-type="string" calcext:value-type="string" table:number-columns-spanned="2" table:number-rows-spanned="1">
            <text:p>English course level 1 with grade</text:p>
            <text:p>‘Excellent'</text:p>
          </table:table-cell>
          <table:covered-table-cell table:style-name="ce4"/>
          <table:table-cell table:style-name="ce11" office:value-type="string" calcext:value-type="string">
            <text:p>دورة في اللغة الأنجليزية مستوى 1 في 30-11-1422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 table:number-columns-spanned="2" table:number-rows-spanned="1">
            <text:p>Two years Diploma of Computer Science – Networking.</text:p>
          </table:table-cell>
          <table:covered-table-cell table:style-name="ce4"/>
          <table:table-cell table:style-name="ce11" office:value-type="string" calcext:value-type="string">
            <text:p>دبلوم حاسب قسم شبكات – سنتين – في 26-02-2005 بتقدير ممتاز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English course level 2</text:p>
          </table:table-cell>
          <table:covered-table-cell table:style-name="ce4"/>
          <table:table-cell table:style-name="ce11" office:value-type="string" calcext:value-type="string">
            <text:p>دورة لغة أنجليزية مستوى 2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Computer Maintenance (A+) course</text:p>
          </table:table-cell>
          <table:covered-table-cell table:style-name="ce4"/>
          <table:table-cell table:style-name="ce11" office:value-type="string" calcext:value-type="string">
            <text:p>دورة صيانة الحاسب</text:p>
          </table:table-cell>
          <table:table-cell table:number-columns-repeated="1020"/>
        </table:table-row>
        <table:table-row table:style-name="ro6">
          <table:table-cell/>
          <table:table-cell table:style-name="ce5" office:value-type="string" calcext:value-type="string" table:number-columns-spanned="3" table:number-rows-spanned="1">
            <text:p>Skills:</text:p>
          </table:table-cell>
          <table:covered-table-cell table:style-name="ce4"/>
          <table:covered-table-cell table:style-name="ce11"/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 table:number-columns-spanned="2" table:number-rows-spanned="1">
            <text:p>Principles of fire fighting Course – Rajhi</text:p>
            <text:p>Steel Company</text:p>
          </table:table-cell>
          <table:covered-table-cell table:style-name="ce4"/>
          <table:table-cell table:style-name="ce11" office:value-type="string" calcext:value-type="string">
            <text:p>دورة <text:s/>مبادئ الأطفال وكيفية المكافحة الأولية – شركة الراجحي للحديد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Course of first Aid – Rajhi Steel company</text:p>
          </table:table-cell>
          <table:covered-table-cell table:style-name="ce4"/>
          <table:table-cell table:style-name="ce11" office:value-type="string" calcext:value-type="string">
            <text:p>دورة إسعافات أولية – شركة الراجحي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 table:number-columns-spanned="2" table:number-rows-spanned="1">
            <text:p>Course of 'Personal Protective Equipment' –</text:p>
            <text:p>in the Rajhi Steel Company</text:p>
          </table:table-cell>
          <table:covered-table-cell table:style-name="ce4"/>
          <table:table-cell table:style-name="ce11" office:value-type="string" calcext:value-type="string">
            <text:p>دورة <text:s/>كيفية إستخدام أدوات الوقاية الشخصية – شركة الراجحي</text:p>
          </table:table-cell>
          <table:table-cell table:number-columns-repeated="1020"/>
        </table:table-row>
        <table:table-row table:style-name="ro4">
          <table:table-cell/>
          <table:table-cell table:style-name="ce4" office:value-type="string" calcext:value-type="string" table:number-columns-spanned="2" table:number-rows-spanned="1">
            <text:p>First Aid for one year and six months in Rajhi Steel Company.</text:p>
          </table:table-cell>
          <table:covered-table-cell table:style-name="ce4"/>
          <table:table-cell table:style-name="ce11" office:value-type="string" calcext:value-type="string">
            <text:p>العمل في قسم الأطفاء – في مصنع حديد الراجحي 2012 -5- 19 إلى 2013 -11-11</text:p>
          </table:table-cell>
          <table:table-cell table:number-columns-repeated="1020"/>
        </table:table-row>
        <table:table-row table:style-name="ro6">
          <table:table-cell/>
          <table:table-cell table:style-name="ce6" office:value-type="string" calcext:value-type="string" table:number-columns-spanned="2" table:number-rows-spanned="1">
            <text:p>Contact Email:</text:p>
          </table:table-cell>
          <table:covered-table-cell/>
          <table:table-cell table:style-name="ce12" office:value-type="string" calcext:value-type="string">
            <text:p><text:a xlink:href="mailto:farisalhodali@gmail.com" xlink:type="simple">farisalhodali@gmail.com</text:a>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 table:number-columns-spanned="2" table:number-rows-spanned="1">
            <text:p>Mobile:</text:p>
          </table:table-cell>
          <table:covered-table-cell/>
          <table:table-cell table:style-name="ce13" office:value-type="string" calcext:value-type="string">
            <text:p>0594280441</text:p>
          </table:table-cell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(AH) Manal High" svg:font-family="'(AH) Manal High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fo:margin-top="0.834cm" fo:margin-bottom="2cm" fo:margin-left="0.797cm" fo:margin-right="0.748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is </meta:initial-creator>
    <meta:creation-date>2016-06-25T07:05:15.352931432</meta:creation-date>
    <dc:date>2016-06-25T08:14:45.023633766</dc:date>
    <dc:creator>faris </dc:creator>
    <meta:editing-duration>PT19M37S</meta:editing-duration>
    <meta:editing-cycles>4</meta:editing-cycles>
    <meta:generator>LibreOffice/4.2.8.2$Linux_x86 LibreOffice_project/420m0$Build-2</meta:generator>
    <meta:document-statistic meta:table-count="1" meta:cell-count="41" meta:object-count="0"/>
  </office:meta>
</office:document-meta>
</file>